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4.17mm" svg:height="137.34mm" svg:x="3.49mm" svg:y="101.99mm">
            <draw:object draw:notify-on-update-of-ranges="Feuille1.A4:Feuille1.A14 Feuille1.F3:Feuille1.F3 Feuille1.F4:Feuille1.F14 Feuille1.A4:Feuille1.A14 Feuille1.G3:Feuille1.G3 Feuille1.G4:Feuille1.G14 Feuille1.A4:Feuille1.A14 Feuille1.H3:Feuille1.H3 Feuille1.H4:Feuille1.H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4.17mm" svg:height="137.34mm" svg:x="243.96mm" svg:y="92.17mm">
            <draw:object draw:notify-on-update-of-ranges="Feuille1.A4:Feuille1.A14 Feuille1.J3:Feuille1.J3 Feuille1.J4:Feuille1.J14 Feuille1.A4:Feuille1.A14 Feuille1.M3:Feuille1.M3 Feuille1.M4:Feuille1.M14 Feuille1.A4:Feuille1.A14 Feuille1.N3:Feuille1.N3 Feuille1.N4:Feuille1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Linéaire (γ = 1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Normalisé</text:p>
          </table:table-cell>
          <table:covered-table-cell/>
          <table:covered-table-cell table:style-name="ce1"/>
          <table:table-cell/>
          <table:table-cell table:style-name="ce1" office:value-type="string" calcext:value-type="string" table:number-columns-spanned="5" table:number-rows-spanned="1">
            <text:p>Equation</text:p>
          </table:table-cell>
          <table:covered-table-cell/>
          <table:covered-table-cell table:style-name="Default"/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Différenc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emp (k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style-name="ce2" office:value-type="string" calcext:value-type="string">
            <text:p>Vunlimited</text:p>
          </table:table-cell>
          <table:table-cell table:style-name="Default" office:value-type="string" calcext:value-type="string">
            <text:p>Vrati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" calcext:value-type="float">
            <text:p>89,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" office:value-type="float" office:value="89.1" calcext:value-type="float">
            <text:p>89,1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0" calcext:value-type="float">
            <text:p>0</text:p>
          </table:table-cell>
          <table:table-cell/>
          <table:table-cell table:formula="of:=-44.1688669323003*LN([.A4]) + 87.2872299941858" office:value-type="float" office:value="87.2872299941858" calcext:value-type="float">
            <text:p>87,2872299941858</text:p>
          </table:table-cell>
          <table:table-cell table:formula="of:=18.9671759008472*LN([.A4]) + 2.28121373699985" office:value-type="float" office:value="2.28121373699985" calcext:value-type="float">
            <text:p>2,28121373699985</text:p>
          </table:table-cell>
          <table:table-cell table:formula="of:=MIN(1;[.K4]/25.3)" office:value-type="float" office:value="0.0901665508695593" calcext:value-type="float">
            <text:p>0,090166550869559</text:p>
          </table:table-cell>
          <table:table-cell table:formula="of:=(1-[.L4])*[.K4]+[.L4]*25.3" office:value-type="float" office:value="4.35673829953817" calcext:value-type="float">
            <text:p>4,35673829953817</text:p>
          </table:table-cell>
          <table:table-cell table:formula="of:=MAX(0;19.178918414813*LN([.A4]) - 12.4836627601213)" office:value-type="float" office:value="0" calcext:value-type="float">
            <text:p>0</text:p>
          </table:table-cell>
          <table:table-cell/>
          <table:table-cell table:formula="of:=[.B4]-[.J4]" office:value-type="float" office:value="1.8127700058142" calcext:value-type="float">
            <text:p>1,8127700058142</text:p>
          </table:table-cell>
          <table:table-cell table:formula="of:=[.C4]-[.M4]" office:value-type="float" office:value="-3.35673829953816" calcext:value-type="float">
            <text:p>-3,35673829953816</text:p>
          </table:table-cell>
          <table:table-cell table:formula="of:=[.D4]-[.N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7.6" calcext:value-type="float">
            <text:p>67,6</text:p>
          </table:table-cell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" office:value-type="float" office:value="67.6" calcext:value-type="float">
            <text:p>67,6</text:p>
          </table:table-cell>
          <table:table-cell table:formula="of:=[.C5]" office:value-type="float" office:value="11.2" calcext:value-type="float">
            <text:p>11,2</text:p>
          </table:table-cell>
          <table:table-cell table:formula="of:=[.D5]" office:value-type="float" office:value="0" calcext:value-type="float">
            <text:p>0</text:p>
          </table:table-cell>
          <table:table-cell/>
          <table:table-cell table:formula="of:=-44.1688669323003*LN([.A5]) + 87.2872299941858" office:value-type="float" office:value="69.3782955884655" calcext:value-type="float">
            <text:p>69,3782955884655</text:p>
          </table:table-cell>
          <table:table-cell table:formula="of:=18.9671759008472*LN([.A5]) + 2.28121373699985" office:value-type="float" office:value="9.97174176414343" calcext:value-type="float">
            <text:p>9,97174176414343</text:p>
          </table:table-cell>
          <table:table-cell table:formula="of:=MIN(1;[.K5]/25.3)" office:value-type="float" office:value="0.394139990677606" calcext:value-type="float">
            <text:p>0,394139990677606</text:p>
          </table:table-cell>
          <table:table-cell table:formula="of:=(1-[.L5])*[.K5]+[.L5]*25.3" office:value-type="float" office:value="16.0132213223279" calcext:value-type="float">
            <text:p>16,0132213223279</text:p>
          </table:table-cell>
          <table:table-cell table:formula="of:=MAX(0;19.178918414813*LN([.A5]) - 12.4836627601213)" office:value-type="float" office:value="0" calcext:value-type="float">
            <text:p>0</text:p>
          </table:table-cell>
          <table:table-cell/>
          <table:table-cell table:formula="of:=[.B5]-[.J5]" office:value-type="float" office:value="-1.77829558846554" calcext:value-type="float">
            <text:p>-1,77829558846554</text:p>
          </table:table-cell>
          <table:table-cell table:formula="of:=[.C5]-[.M5]" office:value-type="float" office:value="-4.81322132232787" calcext:value-type="float">
            <text:p>-4,81322132232787</text:p>
          </table:table-cell>
          <table:table-cell table:formula="of:=[.D5]-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.8" calcext:value-type="float">
            <text:p>54,8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/>
          <table:table-cell table:formula="of:=[.B6]" office:value-type="float" office:value="54.8" calcext:value-type="float">
            <text:p>54,8</text:p>
          </table:table-cell>
          <table:table-cell table:formula="of:=[.C6]" office:value-type="float" office:value="16.8" calcext:value-type="float">
            <text:p>16,8</text:p>
          </table:table-cell>
          <table:table-cell table:formula="of:=[.D6]" office:value-type="float" office:value="0.4" calcext:value-type="float">
            <text:p>0,4</text:p>
          </table:table-cell>
          <table:table-cell/>
          <table:table-cell table:formula="of:=-44.1688669323003*LN([.A6]) + 87.2872299941858" office:value-type="float" office:value="56.6717044115344" calcext:value-type="float">
            <text:p>56,6717044115344</text:p>
          </table:table-cell>
          <table:table-cell table:formula="of:=18.9671759008472*LN([.A6]) + 2.28121373699985" office:value-type="float" office:value="15.4282582358566" calcext:value-type="float">
            <text:p>15,4282582358566</text:p>
          </table:table-cell>
          <table:table-cell table:formula="of:=MIN(1;[.K6]/25.3)" office:value-type="float" office:value="0.609812578492357" calcext:value-type="float">
            <text:p>0,609812578492357</text:p>
          </table:table-cell>
          <table:table-cell table:formula="of:=(1-[.L6])*[.K6]+[.L6]*25.3" office:value-type="float" office:value="21.4481705352596" calcext:value-type="float">
            <text:p>21,4481705352596</text:p>
          </table:table-cell>
          <table:table-cell table:formula="of:=MAX(0;19.178918414813*LN([.A6]) - 12.4836627601213)" office:value-type="float" office:value="0.810150465295546" calcext:value-type="float">
            <text:p>0,810150465295546</text:p>
          </table:table-cell>
          <table:table-cell/>
          <table:table-cell table:formula="of:=[.B6]-[.J6]" office:value-type="float" office:value="-1.87170441153445" calcext:value-type="float">
            <text:p>-1,87170441153445</text:p>
          </table:table-cell>
          <table:table-cell table:formula="of:=[.C6]-[.M6]" office:value-type="float" office:value="-4.64817053525958" calcext:value-type="float">
            <text:p>-4,64817053525958</text:p>
          </table:table-cell>
          <table:table-cell table:formula="of:=[.D6]-[.N6]" office:value-type="float" office:value="-0.410150465295546" calcext:value-type="float">
            <text:p>-0,410150465295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.6" calcext:value-type="float">
            <text:p>40,6</text:p>
          </table:table-cell>
          <table:table-cell office:value-type="float" office:value="21.8" calcext:value-type="float">
            <text:p>21,8</text:p>
          </table:table-cell>
          <table:table-cell office:value-type="float" office:value="6.7" calcext:value-type="float">
            <text:p>6,7</text:p>
          </table:table-cell>
          <table:table-cell/>
          <table:table-cell table:formula="of:=[.B7]" office:value-type="float" office:value="40.6" calcext:value-type="float">
            <text:p>40,6</text:p>
          </table:table-cell>
          <table:table-cell table:formula="of:=[.C7]" office:value-type="float" office:value="21.8" calcext:value-type="float">
            <text:p>21,8</text:p>
          </table:table-cell>
          <table:table-cell table:formula="of:=[.D7]" office:value-type="float" office:value="6.7" calcext:value-type="float">
            <text:p>6,7</text:p>
          </table:table-cell>
          <table:table-cell/>
          <table:table-cell table:formula="of:=-44.1688669323003*LN([.A7]) + 87.2872299941858" office:value-type="float" office:value="38.7627700058142" calcext:value-type="float">
            <text:p>38,7627700058142</text:p>
          </table:table-cell>
          <table:table-cell table:formula="of:=18.9671759008472*LN([.A7]) + 2.28121373699985" office:value-type="float" office:value="23.1187862630002" calcext:value-type="float">
            <text:p>23,1187862630002</text:p>
          </table:table-cell>
          <table:table-cell table:formula="of:=MIN(1;[.K7]/25.3)" office:value-type="float" office:value="0.913786018300403" calcext:value-type="float">
            <text:p>0,913786018300403</text:p>
          </table:table-cell>
          <table:table-cell table:formula="of:=(1-[.L7])*[.K7]+[.L7]*25.3" office:value-type="float" office:value="25.1119488787954" calcext:value-type="float">
            <text:p>25,1119488787954</text:p>
          </table:table-cell>
          <table:table-cell table:formula="of:=MAX(0;19.178918414813*LN([.A7]) - 12.4836627601213)" office:value-type="float" office:value="8.58653269375537" calcext:value-type="float">
            <text:p>8,58653269375537</text:p>
          </table:table-cell>
          <table:table-cell/>
          <table:table-cell table:formula="of:=[.B7]-[.J7]" office:value-type="float" office:value="1.83722999418583" calcext:value-type="float">
            <text:p>1,83722999418583</text:p>
          </table:table-cell>
          <table:table-cell table:formula="of:=[.C7]-[.M7]" office:value-type="float" office:value="-3.31194887879539" calcext:value-type="float">
            <text:p>-3,31194887879539</text:p>
          </table:table-cell>
          <table:table-cell table:formula="of:=[.D7]-[.N7]" office:value-type="float" office:value="-1.88653269375537" calcext:value-type="float">
            <text:p>-1,88653269375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3" calcext:value-type="float">
            <text:p>33,3</text:p>
          </table:table-cell>
          <table:table-cell office:value-type="float" office:value="23.7" calcext:value-type="float">
            <text:p>23,7</text:p>
          </table:table-cell>
          <table:table-cell office:value-type="float" office:value="13.3" calcext:value-type="float">
            <text:p>13,3</text:p>
          </table:table-cell>
          <table:table-cell/>
          <table:table-cell table:formula="of:=[.B8]" office:value-type="float" office:value="33.3" calcext:value-type="float">
            <text:p>33,3</text:p>
          </table:table-cell>
          <table:table-cell table:formula="of:=[.C8]" office:value-type="float" office:value="23.7" calcext:value-type="float">
            <text:p>23,7</text:p>
          </table:table-cell>
          <table:table-cell table:formula="of:=[.D8]" office:value-type="float" office:value="13.3" calcext:value-type="float">
            <text:p>13,3</text:p>
          </table:table-cell>
          <table:table-cell table:number-columns-repeated="2"/>
          <table:table-cell table:formula="of:=18.9671759008472*LN([.A8]) + 2.28121373699985" office:value-type="float" office:value="28.5753027347134" calcext:value-type="float">
            <text:p>28,5753027347134</text:p>
          </table:table-cell>
          <table:table-cell table:formula="of:=MIN(1;[.K8]/25.3)" office:value-type="float" office:value="1" calcext:value-type="float">
            <text:p>1</text:p>
          </table:table-cell>
          <table:table-cell table:formula="of:=(1-[.L8])*[.K8]+[.L8]*25.3" office:value-type="float" office:value="25.3" calcext:value-type="float">
            <text:p>25,3</text:p>
          </table:table-cell>
          <table:table-cell table:formula="of:=MAX(0;19.178918414813*LN([.A8]) - 12.4836627601213)" office:value-type="float" office:value="14.1039636907124" calcext:value-type="float">
            <text:p>14,1039636907124</text:p>
          </table:table-cell>
          <table:table-cell/>
          <table:table-cell table:formula="of:=[.B8]-[.J8]" office:value-type="float" office:value="33.3" calcext:value-type="float">
            <text:p>33,3</text:p>
          </table:table-cell>
          <table:table-cell table:formula="of:=[.C8]-[.M8]" office:value-type="float" office:value="-1.6" calcext:value-type="float">
            <text:p>-1,6</text:p>
          </table:table-cell>
          <table:table-cell table:formula="of:=[.D8]-[.N8]" office:value-type="float" office:value="-0.803963690712392" calcext:value-type="float">
            <text:p>-0,803963690712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4.6" calcext:value-type="float">
            <text:p>24,6</text:p>
          </table:table-cell>
          <table:table-cell office:value-type="float" office:value="18.8" calcext:value-type="float">
            <text:p>18,8</text:p>
          </table:table-cell>
          <table:table-cell/>
          <table:table-cell table:formula="of:=[.B9]" office:value-type="float" office:value="29" calcext:value-type="float">
            <text:p>29</text:p>
          </table:table-cell>
          <table:table-cell table:formula="of:=[.C9]" office:value-type="float" office:value="24.6" calcext:value-type="float">
            <text:p>24,6</text:p>
          </table:table-cell>
          <table:table-cell table:formula="of:=[.D9]" office:value-type="float" office:value="18.8" calcext:value-type="float">
            <text:p>18,8</text:p>
          </table:table-cell>
          <table:table-cell table:number-columns-repeated="2"/>
          <table:table-cell table:formula="of:=18.9671759008472*LN([.A9]) + 2.28121373699985" office:value-type="float" office:value="32.8077057236297" calcext:value-type="float">
            <text:p>32,8077057236297</text:p>
          </table:table-cell>
          <table:table-cell table:formula="of:=MIN(1;[.K9]/25.3)" office:value-type="float" office:value="1" calcext:value-type="float">
            <text:p>1</text:p>
          </table:table-cell>
          <table:table-cell table:formula="of:=(1-[.L9])*[.K9]+[.L9]*25.3" office:value-type="float" office:value="25.3" calcext:value-type="float">
            <text:p>25,3</text:p>
          </table:table-cell>
          <table:table-cell table:formula="of:=MAX(0;19.178918414813*LN([.A9]) - 12.4836627601213)" office:value-type="float" office:value="18.3836156561593" calcext:value-type="float">
            <text:p>18,3836156561593</text:p>
          </table:table-cell>
          <table:table-cell/>
          <table:table-cell table:formula="of:=[.B9]-[.J9]" office:value-type="float" office:value="29" calcext:value-type="float">
            <text:p>29</text:p>
          </table:table-cell>
          <table:table-cell table:formula="of:=[.C9]-[.M9]" office:value-type="float" office:value="-0.699999999999999" calcext:value-type="float">
            <text:p>-0,699999999999999</text:p>
          </table:table-cell>
          <table:table-cell table:formula="of:=[.D9]-[.N9]" office:value-type="float" office:value="0.416384343840743" calcext:value-type="float">
            <text:p>0,416384343840743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number-columns-repeated="3" office:value-type="float" office:value="25.1" calcext:value-type="float">
            <text:p>25,1</text:p>
          </table:table-cell>
          <table:table-cell/>
          <table:table-cell table:formula="of:=[.B10]" office:value-type="float" office:value="25.1" calcext:value-type="float">
            <text:p>25,1</text:p>
          </table:table-cell>
          <table:table-cell table:formula="of:=[.C10]" office:value-type="float" office:value="25.1" calcext:value-type="float">
            <text:p>25,1</text:p>
          </table:table-cell>
          <table:table-cell table:formula="of:=[.D10]" office:value-type="float" office:value="25.1" calcext:value-type="float">
            <text:p>25,1</text:p>
          </table:table-cell>
          <table:table-cell table:number-columns-repeated="2"/>
          <table:table-cell table:formula="of:=18.9671759008472*LN([.A10]) + 2.28121373699985" office:value-type="float" office:value="37.784014877881" calcext:value-type="float">
            <text:p>37,784014877881</text:p>
          </table:table-cell>
          <table:table-cell table:formula="of:=MIN(1;[.K10]/25.3)" office:value-type="float" office:value="1" calcext:value-type="float">
            <text:p>1</text:p>
          </table:table-cell>
          <table:table-cell table:formula="of:=(1-[.L10])*[.K10]+[.L10]*25.3" office:value-type="float" office:value="25.3" calcext:value-type="float">
            <text:p>25,3</text:p>
          </table:table-cell>
          <table:table-cell table:formula="of:=MAX(0;19.178918414813*LN([.A10]) - 12.4836627601213)" office:value-type="float" office:value="23.4154784793437" calcext:value-type="float">
            <text:p>23,4154784793437</text:p>
          </table:table-cell>
          <table:table-cell/>
          <table:table-cell table:formula="of:=[.B10]-[.J10]" office:value-type="float" office:value="25.1" calcext:value-type="float">
            <text:p>25,1</text:p>
          </table:table-cell>
          <table:table-cell table:formula="of:=[.C10]-[.M10]" office:value-type="float" office:value="-0.199999999999999" calcext:value-type="float">
            <text:p>-0,199999999999999</text:p>
          </table:table-cell>
          <table:table-cell table:formula="of:=[.D10]-[.N10]" office:value-type="float" office:value="1.6845215206563" calcext:value-type="float">
            <text:p>1,6845215206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9" calcext:value-type="float">
            <text:p>22,9</text:p>
          </table:table-cell>
          <table:table-cell office:value-type="float" office:value="25.3" calcext:value-type="float">
            <text:p>25,3</text:p>
          </table:table-cell>
          <table:table-cell office:value-type="float" office:value="29.6" calcext:value-type="float">
            <text:p>29,6</text:p>
          </table:table-cell>
          <table:table-cell/>
          <table:table-cell table:formula="of:=[.B11]" office:value-type="float" office:value="22.9" calcext:value-type="float">
            <text:p>22,9</text:p>
          </table:table-cell>
          <table:table-cell table:formula="of:=[.C11]" office:value-type="float" office:value="25.3" calcext:value-type="float">
            <text:p>25,3</text:p>
          </table:table-cell>
          <table:table-cell table:formula="of:=[.D11]" office:value-type="float" office:value="29.6" calcext:value-type="float">
            <text:p>29,6</text:p>
          </table:table-cell>
          <table:table-cell/>
          <table:table-cell table:formula="of:=-5.05773731937356*LN([.A11]) + 33.0778432820841" office:value-type="float" office:value="22.5605741932743" calcext:value-type="float">
            <text:p>22,5605741932743</text:p>
          </table:table-cell>
          <table:table-cell table:formula="of:=18.9671759008472*LN([.A11]) + 2.28121373699985" office:value-type="float" office:value="41.7223472335702" calcext:value-type="float">
            <text:p>41,7223472335702</text:p>
          </table:table-cell>
          <table:table-cell table:formula="of:=MIN(1;[.K11]/25.3)" office:value-type="float" office:value="1" calcext:value-type="float">
            <text:p>1</text:p>
          </table:table-cell>
          <table:table-cell table:formula="of:=(1-[.L11])*[.K11]+[.L11]*25.3" office:value-type="float" office:value="25.3" calcext:value-type="float">
            <text:p>25,3</text:p>
          </table:table-cell>
          <table:table-cell table:formula="of:=MAX(0;19.178918414813*LN([.A11]) - 12.4836627601213)" office:value-type="float" office:value="27.3977769161292" calcext:value-type="float">
            <text:p>27,3977769161292</text:p>
          </table:table-cell>
          <table:table-cell/>
          <table:table-cell table:formula="of:=[.B11]-[.J11]" office:value-type="float" office:value="0.339425806725693" calcext:value-type="float">
            <text:p>0,339425806725693</text:p>
          </table:table-cell>
          <table:table-cell table:formula="of:=[.C11]-[.M11]" office:value-type="float" office:value="0" calcext:value-type="float">
            <text:p>0</text:p>
          </table:table-cell>
          <table:table-cell table:formula="of:=[.D11]-[.N11]" office:value-type="float" office:value="2.20222308387076" calcext:value-type="float">
            <text:p>2,20222308387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" calcext:value-type="float">
            <text:p>21,1</text:p>
          </table:table-cell>
          <table:table-cell office:value-type="float" office:value="25.4" calcext:value-type="float">
            <text:p>25,4</text:p>
          </table:table-cell>
          <table:table-cell office:value-type="float" office:value="33.7" calcext:value-type="float">
            <text:p>33,7</text:p>
          </table:table-cell>
          <table:table-cell/>
          <table:table-cell table:formula="of:=[.B12]" office:value-type="float" office:value="21.1" calcext:value-type="float">
            <text:p>21,1</text:p>
          </table:table-cell>
          <table:table-cell table:formula="of:=[.C12]" office:value-type="float" office:value="25.4" calcext:value-type="float">
            <text:p>25,4</text:p>
          </table:table-cell>
          <table:table-cell table:formula="of:=[.D12]" office:value-type="float" office:value="33.7" calcext:value-type="float">
            <text:p>33,7</text:p>
          </table:table-cell>
          <table:table-cell/>
          <table:table-cell table:formula="of:=-5.05773731937356*LN([.A12]) + 33.0778432820841" office:value-type="float" office:value="21.4319727262149" calcext:value-type="float">
            <text:p>21,4319727262149</text:p>
          </table:table-cell>
          <table:table-cell table:formula="of:=18.9671759008472*LN([.A12]) + 2.28121373699985" office:value-type="float" office:value="45.9547502224865" calcext:value-type="float">
            <text:p>45,9547502224865</text:p>
          </table:table-cell>
          <table:table-cell table:formula="of:=MIN(1;[.K12]/25.3)" office:value-type="float" office:value="1" calcext:value-type="float">
            <text:p>1</text:p>
          </table:table-cell>
          <table:table-cell table:formula="of:=(1-[.L12])*[.K12]+[.L12]*25.3" office:value-type="float" office:value="25.3" calcext:value-type="float">
            <text:p>25,3</text:p>
          </table:table-cell>
          <table:table-cell table:formula="of:=MAX(0;19.178918414813*LN([.A12]) - 12.4836627601213)" office:value-type="float" office:value="31.6774288815761" calcext:value-type="float">
            <text:p>31,6774288815761</text:p>
          </table:table-cell>
          <table:table-cell/>
          <table:table-cell table:formula="of:=[.B12]-[.J12]" office:value-type="float" office:value="-0.331972726214879" calcext:value-type="float">
            <text:p>-0,331972726214879</text:p>
          </table:table-cell>
          <table:table-cell table:formula="of:=[.C12]-[.M12]" office:value-type="float" office:value="0.0999999999999979" calcext:value-type="float">
            <text:p>0,099999999999998</text:p>
          </table:table-cell>
          <table:table-cell table:formula="of:=[.D12]-[.N12]" office:value-type="float" office:value="2.02257111842389" calcext:value-type="float">
            <text:p>2,02257111842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1" calcext:value-type="float">
            <text:p>19,1</text:p>
          </table:table-cell>
          <table:table-cell office:value-type="float" office:value="25.3" calcext:value-type="float">
            <text:p>25,3</text:p>
          </table:table-cell>
          <table:table-cell office:value-type="float" office:value="39.2" calcext:value-type="float">
            <text:p>39,2</text:p>
          </table:table-cell>
          <table:table-cell/>
          <table:table-cell table:formula="of:=[.B13]" office:value-type="float" office:value="19.1" calcext:value-type="float">
            <text:p>19,1</text:p>
          </table:table-cell>
          <table:table-cell table:formula="of:=[.C13]" office:value-type="float" office:value="25.3" calcext:value-type="float">
            <text:p>25,3</text:p>
          </table:table-cell>
          <table:table-cell table:formula="of:=[.D13]" office:value-type="float" office:value="39.2" calcext:value-type="float">
            <text:p>39,2</text:p>
          </table:table-cell>
          <table:table-cell/>
          <table:table-cell table:formula="of:=-5.05773731937356*LN([.A13]) + 33.0778432820841" office:value-type="float" office:value="19.3812367172324" calcext:value-type="float">
            <text:p>19,3812367172324</text:p>
          </table:table-cell>
          <table:table-cell table:formula="of:=18.9671759008472*LN([.A13]) + 2.28121373699985" office:value-type="float" office:value="53.6452782496301" calcext:value-type="float">
            <text:p>53,6452782496301</text:p>
          </table:table-cell>
          <table:table-cell table:formula="of:=MIN(1;[.K13]/25.3)" office:value-type="float" office:value="1" calcext:value-type="float">
            <text:p>1</text:p>
          </table:table-cell>
          <table:table-cell table:formula="of:=(1-[.L13])*[.K13]+[.L13]*25.3" office:value-type="float" office:value="25.3" calcext:value-type="float">
            <text:p>25,3</text:p>
          </table:table-cell>
          <table:table-cell table:formula="of:=MAX(0;19.178918414813*LN([.A13]) - 12.4836627601213)" office:value-type="float" office:value="39.4538111100359" calcext:value-type="float">
            <text:p>39,4538111100359</text:p>
          </table:table-cell>
          <table:table-cell/>
          <table:table-cell table:formula="of:=[.B13]-[.J13]" office:value-type="float" office:value="-0.281236717232382" calcext:value-type="float">
            <text:p>-0,281236717232382</text:p>
          </table:table-cell>
          <table:table-cell table:formula="of:=[.C13]-[.M13]" office:value-type="float" office:value="0" calcext:value-type="float">
            <text:p>0</text:p>
          </table:table-cell>
          <table:table-cell table:formula="of:=[.D13]-[.N13]" office:value-type="float" office:value="-0.253811110035926" calcext:value-type="float">
            <text:p>-0,2538111100359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" calcext:value-type="float">
            <text:p>18,2</text:p>
          </table:table-cell>
          <table:table-cell office:value-type="float" office:value="25.3" calcext:value-type="float">
            <text:p>25,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B14]" office:value-type="float" office:value="18.2" calcext:value-type="float">
            <text:p>18,2</text:p>
          </table:table-cell>
          <table:table-cell table:formula="of:=[.C14]" office:value-type="float" office:value="25.3" calcext:value-type="float">
            <text:p>25,3</text:p>
          </table:table-cell>
          <table:table-cell table:formula="of:=[.D14]" office:value-type="float" office:value="42" calcext:value-type="float">
            <text:p>42</text:p>
          </table:table-cell>
          <table:table-cell/>
          <table:table-cell table:formula="of:=-5.05773731937356*LN([.A14]) + 33.0778432820841" office:value-type="float" office:value="17.9262163632783" calcext:value-type="float">
            <text:p>17,9262163632783</text:p>
          </table:table-cell>
          <table:table-cell table:formula="of:=18.9671759008472*LN([.A14]) + 2.28121373699985" office:value-type="float" office:value="59.1017947213433" calcext:value-type="float">
            <text:p>59,1017947213433</text:p>
          </table:table-cell>
          <table:table-cell table:formula="of:=MIN(1;[.K14]/25.3)" office:value-type="float" office:value="1" calcext:value-type="float">
            <text:p>1</text:p>
          </table:table-cell>
          <table:table-cell table:formula="of:=(1-[.L14])*[.K14]+[.L14]*25.3" office:value-type="float" office:value="25.3" calcext:value-type="float">
            <text:p>25,3</text:p>
          </table:table-cell>
          <table:table-cell table:formula="of:=MAX(0;19.178918414813*LN([.A14]) - 12.4836627601213)" office:value-type="float" office:value="44.971242106993" calcext:value-type="float">
            <text:p>44,971242106993</text:p>
          </table:table-cell>
          <table:table-cell/>
          <table:table-cell table:formula="of:=[.B14]-[.J14]" office:value-type="float" office:value="0.273783636721721" calcext:value-type="float">
            <text:p>0,273783636721721</text:p>
          </table:table-cell>
          <table:table-cell table:formula="of:=[.C14]-[.M14]" office:value-type="float" office:value="0" calcext:value-type="float">
            <text:p>0</text:p>
          </table:table-cell>
          <table:table-cell table:formula="of:=[.D14]-[.N14]" office:value-type="float" office:value="-2.97124210699295" calcext:value-type="float">
            <text:p>-2,97124210699295</text:p>
          </table:table-cell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dernières valeurs</text:p>
          </table:table-cell>
          <table:covered-table-cell/>
          <table:table-cell office:value-type="string" calcext:value-type="string">
            <text:p>R :</text:p>
          </table:table-cell>
          <table:table-cell office:value-type="string" calcext:value-type="string">
            <text:p>-5,05773731937356*ln(x) + 33,0778432820841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premières valeurs</text:p>
          </table:table-cell>
          <table:covered-table-cell/>
          <table:table-cell office:value-type="string" calcext:value-type="string">
            <text:p>R :</text:p>
          </table:table-cell>
          <table:table-cell office:value-type="string" calcext:value-type="string">
            <text:p>-44,1688669323003*ln(x) + 87,2872299941858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4 premières valeurs</text:p>
          </table:table-cell>
          <table:covered-table-cell/>
          <table:table-cell office:value-type="string" calcext:value-type="string">
            <text:p>V :</text:p>
          </table:table-cell>
          <table:table-cell office:value-type="string" calcext:value-type="string">
            <text:p>18,9671759008472*ln(x) + 2,28121373699985</text:p>
          </table:table-cell>
          <table:table-cell table:number-columns-repeated="5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17:00:39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06:40.491000000</meta:creation-date>
    <dc:date>2018-08-28T17:28:34.413000000</dc:date>
    <meta:editing-duration>PT11M9S</meta:editing-duration>
    <meta:editing-cycles>4</meta:editing-cycles>
    <meta:generator>LibreOffice/6.0.6.2$Windows_X86_64 LibreOffice_project/0c292870b25a325b5ed35f6b45599d2ea4458e77</meta:generator>
    <meta:document-statistic meta:table-count="1" meta:cell-count="1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a65d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21409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418cm" svg:height="13.735cm" xlink:href=".." xlink:type="simple" chart:class="chart:scatter" chart:style-name="ch1">
        <chart:legend chart:legend-position="end" svg:x="20.375cm" svg:y="5.323cm" style:legend-expansion="high" chart:style-name="ch2"/>
        <chart:plot-area chart:style-name="ch3" table:cell-range-address="Feuille1.A4:Feuille1.A14 Feuille1.F3:Feuille1.H14" chart:data-source-has-labels="row" svg:x="0.488cm" svg:y="0.274cm" svg:width="19.399cm" svg:height="13.187cm">
          <chartooo:coordinate-region svg:x="1.109cm" svg:y="0.473cm" svg:width="18.405cm" svg:height="12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F4:Feuille1.F14" chart:label-cell-address="Feuille1.F3:Feuille1.F3" chart:class="chart:scatter">
            <chart:domain table:cell-range-address="Feuille1.A4:Feuille1.A14"/>
            <chart:regression-curve chart:style-name="ch7">
              <chart:equation chart:display-equation="true" chart:display-r-square="true"/>
            </chart:regression-curve>
            <chart:data-point chart:repeated="11"/>
          </chart:series>
          <chart:series chart:style-name="ch8" chart:values-cell-range-address="Feuille1.G4:Feuille1.G14" chart:label-cell-address="Feuille1.G3:Feuille1.G3" chart:class="chart:scatter">
            <chart:regression-curve chart:style-name="ch9">
              <chart:equation chart:display-equation="true" chart:display-r-square="true" svg:x="8.364cm" svg:y="0.488cm"/>
            </chart:regression-curve>
            <chart:data-point chart:repeated="11"/>
          </chart:series>
          <chart:series chart:style-name="ch10" chart:values-cell-range-address="Feuille1.H4:Feuille1.H14" chart:label-cell-address="Feuille1.H3:Feuille1.H3" chart:class="chart:scatter">
            <chart:regression-curve chart:style-name="ch11">
              <chart:equation chart:display-equation="true" chart:display-r-square="true" svg:x="16.501cm" svg:y="0.39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F3:Feuille1.F3</svg:desc>
                </draw:g>
              </table:table-cell>
              <table:table-cell office:value-type="string">
                <text:p>V</text:p>
                <draw:g>
                  <svg:desc>Feuille1.G3:Feuille1.G3</svg:desc>
                </draw:g>
              </table:table-cell>
              <table:table-cell office:value-type="string">
                <text:p>B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9.1">
                <text:p>89.1</text:p>
                <draw:g>
                  <svg:desc>Feuille1.F4:Feuille1.F14</svg:desc>
                </draw:g>
              </table:table-cell>
              <table:table-cell office:value-type="float" office:value="1">
                <text:p>1</text:p>
                <draw:g>
                  <svg:desc>Feuille1.G4:Feuille1.G14</svg:desc>
                </draw:g>
              </table:table-cell>
              <table:table-cell office:value-type="float" office:value="0">
                <text:p>0</text:p>
                <draw:g>
                  <svg:desc>Feuille1.H4:Feuille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7.6">
                <text:p>67.6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4.8">
                <text:p>54.8</text:p>
              </table:table-cell>
              <table:table-cell office:value-type="float" office:value="16.8">
                <text:p>1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6">
                <text:p>40.6</text:p>
              </table:table-cell>
              <table:table-cell office:value-type="float" office:value="21.8">
                <text:p>2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3">
                <text:p>33.3</text:p>
              </table:table-cell>
              <table:table-cell office:value-type="float" office:value="23.7">
                <text:p>23.7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9">
                <text:p>22.9</text:p>
              </table:table-cell>
              <table:table-cell office:value-type="float" office:value="25.3">
                <text:p>25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1">
                <text:p>21.1</text:p>
              </table:table-cell>
              <table:table-cell office:value-type="float" office:value="25.4">
                <text:p>25.4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1">
                <text:p>19.1</text:p>
              </table:table-cell>
              <table:table-cell office:value-type="float" office:value="25.3">
                <text:p>25.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.2">
                <text:p>18.2</text:p>
              </table:table-cell>
              <table:table-cell office:value-type="float" office:value="25.3">
                <text:p>25.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a65d" draw:fill-color="#00a65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21409a" draw:fill-color="#21409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18cm" svg:height="13.735cm" xlink:href=".." xlink:type="simple" chart:class="chart:scatter" chart:style-name="ch1">
        <chart:legend chart:legend-position="end" svg:x="23.425cm" svg:y="6.07cm" style:legend-expansion="high" chart:style-name="ch2"/>
        <chart:plot-area chart:style-name="ch3" table:cell-range-address="Feuille1.A4:Feuille1.A14 Feuille1.J3:Feuille1.J14 Feuille1.M3:Feuille1.N14" chart:data-source-has-labels="row" svg:x="0.488cm" svg:y="0.274cm" svg:width="22.449cm" svg:height="13.187cm">
          <chartooo:coordinate-region svg:x="1.109cm" svg:y="0.473cm" svg:width="21.456cm" svg:height="12.3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4:Feuille1.J14" chart:label-cell-address="Feuille1.J3:Feuille1.J3" chart:class="chart:scatter">
            <chart:domain table:cell-range-address="Feuille1.A4:Feuille1.A14"/>
            <chart:data-point chart:repeated="11"/>
          </chart:series>
          <chart:series chart:style-name="ch7" chart:values-cell-range-address="Feuille1.M4:Feuille1.M14" chart:label-cell-address="Feuille1.M3:Feuille1.M3" chart:class="chart:scatter">
            <chart:data-point chart:repeated="11"/>
          </chart:series>
          <chart:series chart:style-name="ch8" chart:values-cell-range-address="Feuille1.N4:Feuille1.N14" chart:label-cell-address="Feuille1.N3:Feuille1.N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J3:Feuille1.J3</svg:desc>
                </draw:g>
              </table:table-cell>
              <table:table-cell office:value-type="string">
                <text:p>V</text:p>
                <draw:g>
                  <svg:desc>Feuille1.M3:Feuille1.M3</svg:desc>
                </draw:g>
              </table:table-cell>
              <table:table-cell office:value-type="string">
                <text:p>B</text:p>
                <draw:g>
                  <svg:desc>Feuille1.N3:Feuille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4:Feuille1.A14</svg:desc>
                </draw:g>
              </table:table-cell>
              <table:table-cell office:value-type="float" office:value="87.2872299941858">
                <text:p>87.2872299941858</text:p>
                <draw:g>
                  <svg:desc>Feuille1.J4:Feuille1.J14</svg:desc>
                </draw:g>
              </table:table-cell>
              <table:table-cell office:value-type="float" office:value="4.35673829953817">
                <text:p>4.35673829953817</text:p>
                <draw:g>
                  <svg:desc>Feuille1.M4:Feuille1.M14</svg:desc>
                </draw:g>
              </table:table-cell>
              <table:table-cell office:value-type="float" office:value="0">
                <text:p>0</text:p>
                <draw:g>
                  <svg:desc>Feuille1.N4:Feuille1.N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69.3782955884655">
                <text:p>69.3782955884655</text:p>
              </table:table-cell>
              <table:table-cell office:value-type="float" office:value="16.0132213223279">
                <text:p>16.013221322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6.6717044115344">
                <text:p>56.6717044115344</text:p>
              </table:table-cell>
              <table:table-cell office:value-type="float" office:value="21.4481705352596">
                <text:p>21.4481705352596</text:p>
              </table:table-cell>
              <table:table-cell office:value-type="float" office:value="0.810150465295546">
                <text:p>0.810150465295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8.7627700058142">
                <text:p>38.7627700058142</text:p>
              </table:table-cell>
              <table:table-cell office:value-type="float" office:value="25.1119488787954">
                <text:p>25.1119488787954</text:p>
              </table:table-cell>
              <table:table-cell office:value-type="float" office:value="8.58653269375537">
                <text:p>8.586532693755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14.1039636907124">
                <text:p>14.1039636907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18.3836156561593">
                <text:p>18.3836156561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23.4154784793437">
                <text:p>23.4154784793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5605741932743">
                <text:p>22.5605741932743</text:p>
              </table:table-cell>
              <table:table-cell office:value-type="float" office:value="25.3">
                <text:p>25.3</text:p>
              </table:table-cell>
              <table:table-cell office:value-type="float" office:value="27.3977769161292">
                <text:p>27.3977769161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.4319727262149">
                <text:p>21.4319727262149</text:p>
              </table:table-cell>
              <table:table-cell office:value-type="float" office:value="25.3">
                <text:p>25.3</text:p>
              </table:table-cell>
              <table:table-cell office:value-type="float" office:value="31.6774288815761">
                <text:p>31.6774288815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.3812367172324">
                <text:p>19.3812367172324</text:p>
              </table:table-cell>
              <table:table-cell office:value-type="float" office:value="25.3">
                <text:p>25.3</text:p>
              </table:table-cell>
              <table:table-cell office:value-type="float" office:value="39.4538111100359">
                <text:p>39.45381111003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7.9262163632783">
                <text:p>17.9262163632783</text:p>
              </table:table-cell>
              <table:table-cell office:value-type="float" office:value="25.3">
                <text:p>25.3</text:p>
              </table:table-cell>
              <table:table-cell office:value-type="float" office:value="44.971242106993">
                <text:p>44.9712421069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